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text-properties style:text-line-through-style="none" style:text-line-through-type="none" officeooo:paragraph-rsid="00116df3"/>
    </style:style>
    <style:style style:name="P5" style:family="paragraph" style:parent-style-name="Standard">
      <style:text-properties officeooo:paragraph-rsid="0028f253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7" style:family="paragraph" style:parent-style-name="Standard" style:list-style-name="L7">
      <style:text-properties style:text-line-through-style="none" style:text-line-through-type="none" officeooo:paragraph-rsid="00250091"/>
    </style:style>
    <style:style style:name="P18" style:family="paragraph" style:parent-style-name="Standard" style:list-style-name="L8">
      <style:text-properties style:text-line-through-style="none" style:text-line-through-type="none" officeooo:paragraph-rsid="00250091"/>
    </style:style>
    <style:style style:name="P19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1" style:family="paragraph" style:parent-style-name="Standard" style:list-style-name="L10">
      <style:text-properties officeooo:paragraph-rsid="002b1e61"/>
    </style:style>
    <style:style style:name="P22" style:family="paragraph" style:parent-style-name="Standard">
      <style:paragraph-properties fo:text-align="start" style:justify-single-word="false"/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5" style:family="text">
      <style:text-properties officeooo:rsid="002475c8"/>
    </style:style>
    <style:style style:name="T16" style:family="text">
      <style:text-properties officeooo:rsid="0028f253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71ef0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5830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91c38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064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217ba" style:font-size-asian="12pt" style:font-size-complex="12pt"/>
    </style:style>
    <style:style style:name="T28" style:family="text">
      <style:text-properties officeooo:rsid="0030647a"/>
    </style:style>
    <style:style style:name="T29" style:family="text">
      <style:text-properties officeooo:rsid="0031f1b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2"><text:span text:style-name="T19">1</text:span><text:span text:style-name="T23">0</text:span><text:span text:style-name="T19">3</text:span><text:span text:style-name="T20"> - </text:span><text:span text:style-name="T21">Controls - </text:span><text:span text:style-name="T17">Throttle </text:span><text:span text:style-name="T22">Base</text:span></text:p>
      <text:p text:style-name="P15">U=Up, D=Down, F=Forward, B=Backward, L=Left, R=Right, P=Press, S-*=Shift-<text:span text:style-name="T3">*</text:span>, L-*=Long-<text:span text:style-name="T3">*</text:span></text:p>
      <text:p text:style-name="P16"/>
      <text:p text:style-name="P2">Mode selector</text:p>
      <text:list xml:id="list1687024169" text:style-name="L1">
        <text:list-item>
          <text:p text:style-name="P6">Turn: --</text:p>
        </text:list-item>
      </text:list>
      <text:p text:style-name="P1">Flaps lever</text:p>
      <text:list xml:id="list2629170256"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xml:id="list1189974514" text:style-name="L3">
        <text:list-item>
          <text:p text:style-name="P8">F: --</text:p>
        </text:list-item>
      </text:list>
      <text:p text:style-name="P1">T2 switch</text:p>
      <text:list xml:id="list4049222657" text:style-name="L4">
        <text:list-item>
          <text:p text:style-name="P9">F: <text:span text:style-name="T28">Drop center fuel tank</text:span></text:p>
        </text:list-item>
      </text:list>
      <text:p text:style-name="P1">T3 switch</text:p>
      <text:list xml:id="list3909089457" text:style-name="L5">
        <text:list-item>
          <text:p text:style-name="P11">F: --</text:p>
        </text:list-item>
      </text:list>
      <text:p text:style-name="P1">T4 switch</text:p>
      <text:list xml:id="list3210301515" text:style-name="L6">
        <text:list-item>
          <text:p text:style-name="P12">F: --</text:p>
        </text:list-item>
      </text:list>
      <text:p text:style-name="P5"><text:span text:style-name="T17">Lighted Buttons -- </text:span><text:span text:style-name="T18">Weapon arming</text:span></text:p>
      <text:list xml:id="list3106565978" text:style-name="L7">
        <text:list-item>
          <text:p text:style-name="P17"><text:span text:style-name="T6">B1</text:span><text:span text:style-name="T7">: </text:span><text:span text:style-name="T12">--<text:tab/><text:tab/><text:tab/></text:span><text:span text:style-name="T7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xml:id="list2741055657" text:style-name="L8">
        <text:list-item>
          <text:p text:style-name="P18"><text:span text:style-name="T6">B4: </text:span><text:span text:style-name="T12">--<text:tab/><text:tab/><text:tab/></text:span><text:span text:style-name="T11"><text:tab/></text:span><text:span text:style-name="T6">B5: --<text:tab/><text:tab/><text:tab/></text:span><text:span text:style-name="T11"><text:tab/></text:span><text:span text:style-name="T6"><text:tab/>B6: </text:span><text:span text:style-name="T9">--</text:span></text:p>
        </text:list-item>
      </text:list>
      <text:p text:style-name="P4"><text:span text:style-name="T13">T5 switch -- </text:span><text:span text:style-name="T14">Landing </text:span><text:span text:style-name="T13">Gear</text:span></text:p>
      <text:list xml:id="list3565498359" text:style-name="L9">
        <text:list-item>
          <text:p text:style-name="P19"><text:span text:style-name="T7">U/D: </text:span><text:span text:style-name="T10">Landing </text:span><text:span text:style-name="T7">Gear up/down</text:span></text:p>
        </text:list-item>
      </text:list>
      <text:p text:style-name="P1">T6 switch -- Flaps</text:p>
      <text:list xml:id="list247609937" text:style-name="L10">
        <text:list-item>
          <text:p text:style-name="P21"><text:span text:style-name="T24">U/D: </text:span><text:span text:style-name="T25">Flaps </text:span><text:span text:style-name="T26">up/down </text:span><text:span text:style-name="T27">(continuous, hold to move)</text:span></text:p>
        </text:list-item>
      </text:list>
      <text:p text:style-name="P1">T7 switch -- Canopy</text:p>
      <text:list xml:id="list2140407267" text:style-name="L11">
        <text:list-item>
          <text:p text:style-name="P10">U/<text:span text:style-name="T29">D</text:span>: Canopy <text:span text:style-name="T15">open/close</text:span></text:p>
        </text:list-item>
      </text:list>
      <text:p text:style-name="P1">E1 dial -- <text:span text:style-name="T1">Kneeboard</text:span></text:p>
      <text:list xml:id="list1481357694" text:style-name="L12">
        <text:list-item>
          <text:p text:style-name="P13">P: Kneeboard toggle</text:p>
        </text:list-item>
        <text:list-item>
          <text:p text:style-name="P20"><text:span text:style-name="T5">L/R</text:span><text:span text:style-name="T6">: Flip pages</text:span></text:p>
        </text:list-item>
      </text:list>
      <text:p text:style-name="P1">E2 dial -- <text:span text:style-name="T16">no </text:span><text:span text:style-name="T1">NVGs</text:span></text:p>
      <text:list xml:id="list2661012992"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9:32.625000000</dc:date>
    <meta:editing-duration>PT3H15M55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0" meta:word-count="120" meta:character-count="571" meta:non-whitespace-character-count="480"/>
  </office:meta>
</office:document-meta>
</file>